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87df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87df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87df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7dfd" officeooo:paragraph-rsid="00187df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officeooo:paragraph-rsid="00187df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87dfd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87dfd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87df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7dfd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187dfd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87dfd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87dfd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dfd" officeooo:paragraph-rsid="00187dfd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87dfd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87dfd"/>
    </style:style>
    <style:style style:name="P16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dfd" officeooo:paragraph-rsid="00187dfd" style:text-blinking="false" fo:background-color="transparent"/>
    </style:style>
    <style:style style:name="P17" style:family="paragraph" style:parent-style-name="Standard">
      <style:text-properties officeooo:rsid="000a11b9" officeooo:paragraph-rsid="00187dfd"/>
    </style:style>
    <style:style style:name="P18" style:family="paragraph" style:parent-style-name="Standard">
      <style:text-properties officeooo:paragraph-rsid="00187dfd"/>
    </style:style>
    <style:style style:name="T1" style:family="text">
      <style:text-properties officeooo:rsid="0004c323"/>
    </style:style>
    <style:style style:name="T2" style:family="text">
      <style:text-properties officeooo:rsid="0018ce12"/>
    </style:style>
    <style:style style:name="T3" style:family="text">
      <style:text-properties officeooo:rsid="0008c29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df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style:font-style-asian="normal" style:font-style-complex="normal"/>
    </style:style>
    <style:style style:name="T9" style:family="text">
      <style:text-properties officeooo:rsid="001c2c2f"/>
    </style:style>
    <style:style style:name="T10" style:family="text">
      <style:text-properties officeooo:rsid="0012bdf6"/>
    </style:style>
    <style:style style:name="T11" style:family="text">
      <style:text-properties officeooo:rsid="00187df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5"><text:span text:style-name="T11">Copy </text:span>Mail</text:p>
          </table:table-cell>
        </table:table-row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6">B<text:span text:style-name="T1">4-4</text:span></text:p>
          </table:table-cell>
        </table:table-row>
        <table:table-row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5"><text:span text:style-name="T11">Copies </text:span>a mail for a given course.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8">Tutor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7" office:value-type="string">
            <text:p text:style-name="P4">Include</text:p>
          </table:table-cell>
          <table:table-cell table:style-name="Table1.A7" office:value-type="string">
            <text:p text:style-name="P9"/>
          </table:table-cell>
        </table:table-row>
        <table:table-row>
          <table:table-cell table:style-name="Table1.A7" office:value-type="string">
            <text:p text:style-name="P4">Extend</text:p>
          </table:table-cell>
          <table:table-cell table:style-name="Table1.A7" office:value-type="string">
            <text:p text:style-name="P13">Edit Mail (B5-1)</text:p>
          </table:table-cell>
        </table:table-row>
        <table:table-row>
          <table:table-cell table:style-name="Table1.A1" office:value-type="string">
            <text:p text:style-name="P1">Pre-<text:span text:style-name="T2">conditions</text:span></text:p>
          </table:table-cell>
          <table:table-cell table:style-name="Table1.A1" office:value-type="string">
            <text:p text:style-name="P10">Tutor has logged in and navigated to <text:span text:style-name="T3">the mails list of </text:span>a specific course</text:p>
          </table:table-cell>
        </table:table-row>
        <table:table-row>
          <table:table-cell table:style-name="Table1.A1" office:value-type="string">
            <text:p text:style-name="P1">Trigger:</text:p>
          </table:table-cell>
          <table:table-cell table:style-name="Table1.A1" office:value-type="string">
            <text:p text:style-name="P14"><text:span text:style-name="T4">Tutor </text:span><text:span text:style-name="T5">clicks the “</text:span><text:span text:style-name="T6">copy</text:span><text:span text:style-name="T5">” button in the mails list </text:span><text:span text:style-name="T6">for a single mail</text:span></text:p>
          </table:table-cell>
        </table:table-row>
        <table:table-row>
          <table:table-cell table:style-name="Table1.A1" office:value-type="string">
            <text:p text:style-name="P1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6"><text:span text:style-name="T8">System creates a new mail using all information from the parent mail.</text:span></text:p>
              </text:list-item>
              <text:list-item>
                <text:p text:style-name="P16"><text:span text:style-name="T8">System displays “edit mail” page for new copied mail: Extend </text:span><text:span text:style-name="T12">Edit Mail (B5-1)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5"><text:span text:style-name="T7">Alternate Flow/ Exceptions:</text:span></text:p>
          </table:table-cell>
          <table:table-cell table:style-name="Table1.A1" office:value-type="string">
            <text:p text:style-name="P11">???</text:p>
          </table:table-cell>
        </table:table-row>
        <table:table-row>
          <table:table-cell table:style-name="Table1.A1" office:value-type="string">
            <text:p text:style-name="P1">Post-<text:span text:style-name="T9">conditions</text:span></text:p>
          </table:table-cell>
          <table:table-cell table:style-name="Table1.A1" office:value-type="string">
            <text:p text:style-name="P10">System has <text:span text:style-name="T11">copied a </text:span>mail and displayed <text:span text:style-name="T11">edit page for new mail </text:span>to Tutor.</text:p>
          </table:table-cell>
        </table:table-row>
        <table:table-row>
          <table:table-cell table:style-name="Table1.A1" office:value-type="string">
            <text:p text:style-name="P1">Author:</text:p>
          </table:table-cell>
          <table:table-cell table:style-name="Table1.A1" office:value-type="string">
            <text:p text:style-name="P12">Kasper Holtz Uhre</text:p>
          </table:table-cell>
        </table:table-row>
        <table:table-row>
          <table:table-cell table:style-name="Table1.A1" office:value-type="string">
            <text:p text:style-name="P1">Revision</text:p>
          </table:table-cell>
          <table:table-cell table:style-name="Table1.A1" office:value-type="string">
            <text:p text:style-name="P9">v<text:span text:style-name="T9">1</text:span></text:p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9">2017/<text:span text:style-name="T9">10/29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24:36.187000000</meta:creation-date>
    <dc:date>2017-10-30T22:27:20.117000000</dc:date>
    <meta:editing-duration>PT2M44S</meta:editing-duration>
    <meta:editing-cycles>1</meta:editing-cycles>
    <meta:document-statistic meta:table-count="1" meta:image-count="0" meta:object-count="0" meta:page-count="1" meta:paragraph-count="31" meta:word-count="111" meta:character-count="621" meta:non-whitespace-character-count="543"/>
    <meta:generator>LibreOffice/5.0.4.2$Windows_x86 LibreOffice_project/2b9802c1994aa0b7dc6079e128979269cf95bc78</meta:generator>
  </office:meta>
</office:document-meta>
</file>